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gency FB" svg:font-family="'Agency FB'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List_20_Indent">
      <style:paragraph-properties fo:text-align="center" style:justify-single-word="false"/>
      <style:text-properties style:font-name="Arial" fo:font-size="24pt" officeooo:rsid="0014d71a" officeooo:paragraph-rsid="0014d71a" style:font-size-asian="21pt" style:font-size-complex="24pt"/>
    </style:style>
    <style:style style:name="P2" style:family="paragraph" style:parent-style-name="List_20_Indent">
      <style:paragraph-properties fo:text-align="center" style:justify-single-word="false"/>
      <style:text-properties style:font-name="Arial" fo:font-size="24pt" fo:language="en" fo:country="US" officeooo:rsid="0014d71a" officeooo:paragraph-rsid="0014d71a" style:font-size-asian="21pt" style:font-size-complex="24pt"/>
    </style:style>
    <style:style style:name="P3" style:family="paragraph" style:parent-style-name="List_20_Indent">
      <style:paragraph-properties fo:margin-left="0.501cm" fo:margin-right="0cm" fo:text-align="center" style:justify-single-word="false" fo:text-indent="0cm" style:auto-text-indent="false"/>
      <style:text-properties style:font-name="Arial" fo:font-size="24pt" fo:language="en" fo:country="US" officeooo:rsid="0014d71a" officeooo:paragraph-rsid="0014d71a" style:font-size-asian="21pt" style:font-size-complex="24pt"/>
    </style:style>
    <style:style style:name="P4" style:family="paragraph" style:parent-style-name="List_20_Indent">
      <style:paragraph-properties fo:margin-left="0cm" fo:margin-right="0cm" fo:text-align="center" style:justify-single-word="false" fo:text-indent="0cm" style:auto-text-indent="false"/>
      <style:text-properties style:font-name="Arial" fo:font-size="24pt" fo:language="en" fo:country="US" officeooo:rsid="0014d71a" officeooo:paragraph-rsid="0014d71a" style:font-size-asian="21pt" style:font-size-complex="24pt"/>
    </style:style>
    <style:style style:name="P5" style:family="paragraph" style:parent-style-name="List_20_Indent">
      <style:paragraph-properties fo:text-align="start" style:justify-single-word="false"/>
      <style:text-properties style:font-name="Arial" fo:font-size="24pt" fo:language="en" fo:country="US" officeooo:rsid="0014d71a" officeooo:paragraph-rsid="0014d71a" style:font-size-asian="21pt" style:font-size-complex="24pt"/>
    </style:style>
    <style:style style:name="P6" style:family="paragraph" style:parent-style-name="List_20_Indent">
      <style:paragraph-properties fo:margin-left="0.501cm" fo:margin-right="0cm" fo:text-align="start" style:justify-single-word="false" fo:text-indent="0cm" style:auto-text-indent="false"/>
      <style:text-properties style:font-name="Arial" fo:font-size="24pt" fo:language="en" fo:country="US" officeooo:rsid="0014d71a" officeooo:paragraph-rsid="0014d71a" style:font-size-asian="21pt" style:font-size-complex="24pt"/>
    </style:style>
    <style:style style:name="P7" style:family="paragraph" style:parent-style-name="List_20_Indent">
      <style:paragraph-properties fo:margin-left="0cm" fo:margin-right="0cm" fo:text-align="start" style:justify-single-word="false" fo:text-indent="0cm" style:auto-text-indent="false"/>
      <style:text-properties style:font-name="Arial" fo:font-size="24pt" fo:language="en" fo:country="US" officeooo:rsid="0014d71a" officeooo:paragraph-rsid="0014d71a" style:font-size-asian="21pt" style:font-size-complex="24pt"/>
    </style:style>
    <style:style style:name="P8" style:family="paragraph" style:parent-style-name="List_20_Indent">
      <style:paragraph-properties fo:text-align="center" style:justify-single-word="false"/>
      <style:text-properties style:font-name="Arial" fo:font-size="24pt" fo:language="ru" fo:country="RU" officeooo:rsid="0014d71a" officeooo:paragraph-rsid="0014d71a" style:font-size-asian="21pt" style:font-size-complex="24pt"/>
    </style:style>
    <style:style style:name="P9" style:family="paragraph" style:parent-style-name="List_20_Indent">
      <style:paragraph-properties fo:margin-left="0.501cm" fo:margin-right="0cm" fo:text-align="center" style:justify-single-word="false" fo:text-indent="0cm" style:auto-text-indent="false"/>
      <style:text-properties style:font-name="Arial" fo:font-size="24pt" fo:language="ru" fo:country="RU" officeooo:rsid="0014d71a" officeooo:paragraph-rsid="0014d71a" style:font-size-asian="21pt" style:font-size-complex="24pt"/>
    </style:style>
    <style:style style:name="P10" style:family="paragraph" style:parent-style-name="List_20_Indent">
      <style:paragraph-properties fo:margin-left="0cm" fo:margin-right="0cm" fo:text-align="start" style:justify-single-word="false" fo:text-indent="0cm" style:auto-text-indent="false"/>
      <style:text-properties style:font-name="Arial" fo:font-size="24pt" fo:language="ru" fo:country="RU" officeooo:rsid="0014d71a" officeooo:paragraph-rsid="0014d71a" style:font-size-asian="21pt" style:font-size-complex="24pt"/>
    </style:style>
    <style:style style:name="P11" style:family="paragraph" style:parent-style-name="Title">
      <style:text-properties style:font-name="Arial" fo:language="ru" fo:country="RU" officeooo:rsid="0014d71a" officeooo:paragraph-rsid="0014d71a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style:text-line-through-style="solid" style:text-line-through-type="single"/>
    </style:style>
    <style:style style:name="T4" style:family="text">
      <style:text-properties style:text-line-through-style="solid" style:text-line-through-type="single" fo:language="ru" fo:country="RU"/>
    </style:style>
    <style:style style:name="T5" style:family="text">
      <style:text-properties style:text-line-through-style="solid" style:text-line-through-type="single"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Конспект 17.11.2022</text:p>
      <text:p text:style-name="P1">1. Создаем файл <text:span text:style-name="T1">index.html</text:span></text:p>
      <text:p text:style-name="P2">2. <text:span text:style-name="T2">Используем ! И пишем </text:span>ENTER <text:span text:style-name="T2">чтобы создать шаблон.</text:span></text:p>
      <text:p text:style-name="P8">3. Создать файл <text:span text:style-name="T1">main.css</text:span></text:p>
      <text:p text:style-name="P2">4. <text:span text:style-name="T2">в </text:span>body <text:span text:style-name="T2">в </text:span>index.html <text:span text:style-name="T2">пишем:</text:span></text:p>
      <text:p text:style-name="P6">&lt;nav&gt;</text:p>
      <text:p text:style-name="P5"><text:s text:c="4"/>&lt;ol type=”1” start=”10”&gt; <text:span text:style-name="T3">(</text:span><text:span text:style-name="T4">Список</text:span><text:span text:style-name="T3"> type’</text:span><text:span text:style-name="T4">ов:</text:span><text:span text:style-name="T3"> I, i, a,</text:span><text:span text:style-name="T4"> 1</text:span><text:span text:style-name="T3">)</text:span></text:p>
      <text:p text:style-name="P5"><text:s text:c="8"/>&lt;li&gt;&lt;a href=”#”&gt;home&lt;/a&gt;&lt;/li&gt;</text:p>
      <text:p text:style-name="P5"><text:s text:c="8"/>&lt;li&gt;&lt;a href=”#”&gt;hause&lt;/a&gt;&lt;/li&gt;</text:p>
      <text:p text:style-name="P7"><text:s/><text:tab/> <text:s/>&lt;li&gt;&lt;a href=”#”&gt;bad&lt;/a&gt;&lt;/li&gt;</text:p>
      <text:p text:style-name="P7"><text:s text:c="11"/>&lt;li&gt;&lt;a href=”#”&gt;hat&lt;/a&gt;&lt;/li&gt;</text:p>
      <text:p text:style-name="P5"><text:s text:c="4"/>&lt;/ol&gt;</text:p>
      <text:p text:style-name="P6">&lt;/nav&gt;</text:p>
      <text:p text:style-name="P3">5. <text:span text:style-name="T2">в </text:span>main.css <text:span text:style-name="T2">пишем:</text:span></text:p>
      <text:p text:style-name="P6">ol{</text:p>
      <text:p text:style-name="P6"><text:tab/>border: 3px solid black;</text:p>
      <text:p text:style-name="P6">}</text:p>
      <text:p text:style-name="P3"><text:soft-page-break/>6. <text:span text:style-name="T2">в </text:span>head <text:span text:style-name="T2">в </text:span>index.html <text:span text:style-name="T2">пишем:</text:span></text:p>
      <text:p text:style-name="P7">&lt;link rel = “stylesheet” href = “main.css”&gt; <text:span text:style-name="T4">для подключение </text:span><text:span text:style-name="T3">css </text:span><text:span text:style-name="T4">файла</text:span></text:p>
      <text:p text:style-name="P9">7. в <text:span text:style-name="T1">main.css м</text:span>еняем селектор <text:span text:style-name="T1">ol </text:span>до:</text:p>
      <text:p text:style-name="P10"><text:span text:style-name="T1">html body nav ol li{ </text:span><text:span text:style-name="T3">(Это называется контекстный селектор)</text:span><text:span text:style-name="T5"> (</text:span><text:span text:style-name="T3">если через запятые (,</text:span><text:span text:style-name="T5">) </text:span><text:span text:style-name="T3">то будет использовать все елементы)</text:span></text:p>
      <text:p text:style-name="P10"><text:span text:style-name="T1"><text:tab/>border: 3px solid black;</text:span></text:p>
      <text:p text:style-name="P7"><text:tab/>margin: 5px;</text:p>
      <text:p text:style-name="P10"><text:span text:style-name="T1">}</text:span></text:p>
      <text:p text:style-name="P4">8. <text:span text:style-name="T2">В </text:span>main.css <text:span text:style-name="T2">пишем:</text:span></text:p>
      <text:p text:style-name="P7">html body nav ol{</text:p>
      <text:p text:style-name="P7"><text:tab/>background-color: cornflowerblue;</text:p>
      <text:p text:style-name="P7">}</text:p>
      <text:p text:style-name="P4">9. <text:span text:style-name="T2">в </text:span>index.html <text:span text:style-name="T2">меняем атрибут </text:span>ol <text:span text:style-name="T2">в:</text:span></text:p>
      <text:p text:style-name="P7">&lt;ul&gt;</text:p>
      <text:p text:style-name="P10">Что то..</text:p>
      <text:p text:style-name="P10">&lt;/<text:span text:style-name="T1">ul&gt;</text:span></text:p>
      <text:p text:style-name="P7"><text:soft-page-break/>(<text:span text:style-name="T2">и не забудьте в </text:span>main.css <text:span text:style-name="T2">сменить селектор с </text:span>ol <text:span text:style-name="T2">на </text:span>ul)</text:p>
      <text:p text:style-name="P4">10<text:span text:style-name="T2">. в </text:span>main.css <text:span text:style-name="T2">пишем:</text:span></text:p>
      <text:p text:style-name="P7">html body nav ul{</text:p>
      <text:p text:style-name="P7"><text:tab/>background-color: cornflowerblue;</text:p>
      <text:p text:style-name="P7"><text:tab/>list-style-image: url(“images/earth.png”);</text:p>
      <text:p text:style-name="P7">}</text:p>
      <text:p text:style-name="P4">11. <text:span text:style-name="T2">в </text:span>index.html <text:span text:style-name="T2">пишем:</text:span></text:p>
      <text:p text:style-name="P7">&lt;li class = “list-li”&gt;</text:p>
      <text:p text:style-name="P7"><text:tab/>cars</text:p>
      <text:p text:style-name="P7"><text:tab/>&lt;ul&gt;</text:p>
      <text:p text:style-name="P7"><text:tab/><text:tab/>&lt;li&gt;bmw&lt;/li&gt;</text:p>
      <text:p text:style-name="P7"><text:tab/><text:tab/>&lt;li&gt;toyota&lt;/li&gt;</text:p>
      <text:p text:style-name="P7"><text:tab/><text:tab/>&lt;li&gt;nissan&lt;/li&gt;</text:p>
      <text:p text:style-name="P7"><text:tab/>&lt;/ul&gt;</text:p>
      <text:p text:style-name="P7">&lt;/li&gt;</text:p>
      <text:p text:style-name="P4">12. <text:span text:style-name="T2">в </text:span>main.css <text:span text:style-name="T2">пишем:</text:span></text:p>
      <text:p text:style-name="P7">.list-li ul{</text:p>
      <text:p text:style-name="P7"><text:tab/>display: none;</text:p>
      <text:p text:style-name="P7"><text:soft-page-break/>}</text:p>
      <text:p text:style-name="P7">.list-li ul :hover ul{</text:p>
      <text:p text:style-name="P7"><text:tab/>display: list-item;</text:p>
      <text:p text:style-name="P7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gency FB" svg:font-family="'Agency FB'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7T20:05:07.253000000</meta:creation-date>
    <dc:date>2022-11-17T22:37:47.719000000</dc:date>
    <meta:editing-duration>PT2H32M41S</meta:editing-duration>
    <meta:editing-cycles>1</meta:editing-cycles>
    <meta:document-statistic meta:table-count="0" meta:image-count="0" meta:object-count="0" meta:page-count="4" meta:paragraph-count="54" meta:word-count="181" meta:character-count="1213" meta:non-whitespace-character-count="1030"/>
    <meta:generator>LibreOffice/7.4.2.3$Windows_X86_64 LibreOffice_project/382eef1f22670f7f4118c8c2dd222ec7ad009daf</meta:generator>
  </office:meta>
</office:document-meta>
</file>